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poqaHanSans-Regular" svg:font-family="SpoqaHanSans-Regular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2.151cm" fo:min-width="10.3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2cm" fo:min-width="1.1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77cm" fo:min-width="1.10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a933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28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9cm" fo:min-width="1.09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9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9cm" fo:min-width="1.98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99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2.44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1.261cm" style:use-optimal-column-width="false"/>
    </style:style>
    <style:style style:name="co2" style:family="table-column">
      <style:table-column-properties style:column-width="1.255cm" style:use-optimal-column-width="false"/>
    </style:style>
    <style:style style:name="co3" style:family="table-column">
      <style:table-column-properties style:column-width="1.318cm" style:use-optimal-column-width="false"/>
    </style:style>
    <style:style style:name="co4" style:family="table-column">
      <style:table-column-properties style:column-width="1.23cm" style:use-optimal-column-width="false"/>
    </style:style>
    <style:style style:name="co5" style:family="table-column">
      <style:table-column-properties style:column-width="1.329cm" style:use-optimal-column-width="false"/>
    </style:style>
    <style:style style:name="co6" style:family="table-column">
      <style:table-column-properties style:column-width="1.416cm" style:use-optimal-column-width="false"/>
    </style:style>
    <style:style style:name="co7" style:family="table-column">
      <style:table-column-properties style:column-width="1.224cm" style:use-optimal-column-width="false"/>
    </style:style>
    <style:style style:name="co8" style:family="table-column">
      <style:table-column-properties style:column-width="1.22cm" style:use-optimal-column-width="false"/>
    </style:style>
    <style:style style:name="co9" style:family="table-column">
      <style:table-column-properties style:column-width="1.027cm" style:use-optimal-column-width="false"/>
    </style:style>
    <style:style style:name="co10" style:family="table-column">
      <style:table-column-properties style:column-width="1.199cm" style:use-optimal-column-width="false"/>
    </style:style>
    <style:style style:name="co11" style:family="table-column">
      <style:table-column-properties style:column-width="0.984cm" style:use-optimal-column-width="false"/>
    </style:style>
    <style:style style:name="co12" style:family="table-column">
      <style:table-column-properties style:column-width="0.98cm" style:use-optimal-column-width="false"/>
    </style:style>
    <style:style style:name="ro1" style:family="table-row">
      <style:table-row-properties style:row-height="-2.486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0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49cm" svg:height="12.573cm" svg:x="3.159cm" svg:y="1.127cm">
          <text:p text:style-name="P1"><text:span text:style-name="T1">Round-robin transmit sched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778cm" svg:height="1.27cm" svg:x="1.127cm" svg:y="7.36cm">
          <text:p text:style-name="P3"><text:span text:style-name="T1">TXQ</text:span></text:p>
          <text:p text:style-name="P3"><text:span text:style-name="T1">Mg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077cm" svg:height="0.806cm" svg:x="1cm" svg:y="5.953cm">
          <draw:text-box>
            <text:p><text:span text:style-name="T1">AXI lite</text:span></text:p>
          </draw:text-box>
        </draw:frame>
        <draw:custom-shape draw:style-name="gr4" draw:text-style-name="P4" draw:layer="layout" svg:width="1.778cm" svg:height="1.397cm" svg:x="14.462cm" svg:y="6.715cm">
          <text:p text:style-name="P3"><text:span text:style-name="T1">TX</text:span></text:p>
          <text:p text:style-name="P3"><text:span text:style-name="T1">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778cm" svg:height="1.27cm" svg:x="1.126cm" svg:y="8.874cm">
          <text:p text:style-name="P3"><text:span text:style-name="T1">Sched</text:span></text:p>
          <text:p text:style-name="P3"><text:span text:style-name="T1">ct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2.43cm" svg:y1="7.098cm" svg:x2="14.462cm" svg:y2="7.096cm">
          <text:p/>
        </draw:line>
        <draw:frame draw:style-name="standard" draw:layer="layout" svg:width="7.808cm" svg:height="3.263cm" svg:x="4.763cm" svg:y="2.5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Ind</text:span></text:p>
              </table:table-cell>
              <table:table-cell>
                <text:p text:style-name="P7"><text:span text:style-name="T1">En</text:span></text:p>
              </table:table-cell>
              <table:table-cell>
                <text:p text:style-name="P7"><text:span text:style-name="T1">GE</text:span></text:p>
              </table:table-cell>
              <table:table-cell>
                <text:p text:style-name="P7"><text:span text:style-name="T1">SE</text:span></text:p>
              </table:table-cell>
              <table:table-cell>
                <text:p text:style-name="P7"><text:span text:style-name="T1">Act</text:span></text:p>
              </table:table-cell>
              <table:table-cell>
                <text:p text:style-name="P7"><text:span text:style-name="T1">Sch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2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6" draw:layer="layout" svg:x1="2.397cm" svg:y1="6.842cm" svg:x2="5.445cm" svg:y2="6.842cm">
          <text:p/>
        </draw:line>
        <draw:frame draw:style-name="gr7" draw:text-style-name="P5" draw:layer="layout" svg:width="6.128cm" svg:height="0.806cm" svg:x="5.572cm" svg:y="1.845cm">
          <draw:text-box>
            <text:p><text:span text:style-name="T1">Queue state (Block RAM)</text:span></text:p>
          </draw:text-box>
        </draw:frame>
        <draw:custom-shape draw:style-name="gr8" draw:text-style-name="P4" draw:layer="layout" svg:width="1.778cm" svg:height="1.522cm" svg:x="5.444cm" svg:y="6.59cm">
          <text:p text:style-name="P3"><text:span text:style-name="T1">Start</text:span></text:p>
          <text:p text:style-name="P3"><text:span text:style-name="T1">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368cm" svg:y1="6.59cm" svg:x2="6.368cm" svg:y2="5.828cm">
          <text:p/>
        </draw:line>
        <draw:frame draw:style-name="gr9" draw:text-style-name="P5" draw:layer="layout" svg:width="2.369cm" svg:height="0.806cm" svg:x="4.093cm" svg:y="5.864cm">
          <draw:text-box>
            <text:p><text:span text:style-name="T1">RD Addr</text:span></text:p>
          </draw:text-box>
        </draw:frame>
        <draw:custom-shape draw:style-name="gr10" draw:text-style-name="P4" draw:layer="layout" svg:width="2.667cm" svg:height="1.522cm" svg:x="9.762cm" svg:y="6.59cm">
          <text:p text:style-name="P3"><text:span text:style-name="T1">Complete</text:span></text:p>
          <text:p text:style-name="P3"><text:span text:style-name="T1">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0.653cm" svg:y1="5.828cm" svg:x2="10.653cm" svg:y2="6.59cm">
          <text:p/>
        </draw:line>
        <draw:frame draw:style-name="gr11" draw:text-style-name="P5" draw:layer="layout" svg:width="2.399cm" svg:height="0.806cm" svg:x="8.367cm" svg:y="5.828cm">
          <draw:text-box>
            <text:p><text:span text:style-name="T1">RD Data</text:span></text:p>
          </draw:text-box>
        </draw:frame>
        <draw:custom-shape draw:style-name="gr12" draw:text-style-name="P4" draw:layer="layout" svg:width="1.778cm" svg:height="0.762cm" svg:x="7.604cm" svg:y="6.969cm">
          <text:p text:style-name="P3"><text:span text:style-name="T1">Dela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415cm" svg:y1="6.59cm" svg:x2="11.415cm" svg:y2="5.828cm">
          <text:p/>
        </draw:line>
        <draw:frame draw:style-name="gr13" draw:text-style-name="P5" draw:layer="layout" svg:width="1.323cm" svg:height="0.806cm" svg:x="11.288cm" svg:y="5.828cm">
          <draw:text-box>
            <text:p><text:span text:style-name="T1">WR</text:span></text:p>
          </draw:text-box>
        </draw:frame>
        <draw:frame draw:style-name="standard" draw:layer="layout" svg:width="7.617cm" svg:height="3.263cm" svg:x="5.004cm" svg:y="10.19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3" table:default-cell-style-name="ce1">
              <table:table-cell>
                <text:p><text:span text:style-name="T1">Ind</text:span></text:p>
              </table:table-cell>
              <table:table-cell>
                <text:p text:style-name="P7"><text:span text:style-name="T1">Act</text:span></text:p>
              </table:table-cell>
              <table:table-cell>
                <text:p text:style-name="P7"><text:span text:style-name="T1">QI</text:span></text:p>
              </table:table-cell>
              <table:table-cell>
                <text:p text:style-name="P7"><text:span text:style-name="T1">DB</text:span></text:p>
              </table:table-cell>
              <table:table-cell>
                <text:p text:style-name="P7"><text:span text:style-name="T1">H</text:span></text:p>
              </table:table-cell>
              <table:table-cell>
                <text:p text:style-name="P7"><text:span text:style-name="T1">N</text:span></text:p>
              </table:table-cell>
              <table:table-cell>
                <text:p text:style-name="P7"><text:span text:style-name="T1">P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0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-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-</text:span></text:p>
              </table:table-cell>
              <table:table-cell>
                <text:p text:style-name="P7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">2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-</text:span></text:p>
              </table:table-cell>
              <table:table-cell>
                <text:p text:style-name="P7"><text:span text:style-name="T1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5" draw:layer="layout" svg:width="3.893cm" svg:height="0.806cm" svg:x="6.378cm" svg:y="9.465cm">
          <draw:text-box>
            <text:p><text:span text:style-name="T1">Operation table</text:span></text:p>
          </draw:text-box>
        </draw:frame>
        <draw:line draw:style-name="gr15" draw:text-style-name="P6" draw:layer="layout" svg:x1="13.065cm" svg:y1="9.382cm" svg:x2="4.683cm" svg:y2="9.382cm">
          <text:p/>
        </draw:line>
        <draw:frame draw:style-name="gr16" draw:text-style-name="P5" draw:layer="layout" svg:width="1.27cm" svg:height="0.806cm" svg:x="12.812cm" svg:y="6.419cm">
          <draw:text-box>
            <text:p><text:span text:style-name="T1">req</text:span></text:p>
          </draw:text-box>
        </draw:frame>
        <draw:frame draw:style-name="gr17" draw:text-style-name="P5" draw:layer="layout" svg:width="1.467cm" svg:height="0.806cm" svg:x="12.812cm" svg:y="7.054cm">
          <draw:text-box>
            <text:p><text:span text:style-name="T1">resp</text:span></text:p>
          </draw:text-box>
        </draw:frame>
        <draw:line draw:style-name="gr5" draw:text-style-name="P6" draw:layer="layout" svg:x1="7.223cm" svg:y1="7.35cm" svg:x2="7.604cm" svg:y2="7.35cm">
          <text:p/>
        </draw:line>
        <draw:line draw:style-name="gr5" draw:text-style-name="P6" draw:layer="layout" svg:x1="9.382cm" svg:y1="7.35cm" svg:x2="9.763cm" svg:y2="7.35cm">
          <text:p/>
        </draw:line>
        <draw:line draw:style-name="gr5" draw:text-style-name="P6" draw:layer="layout" svg:x1="4.683cm" svg:y1="7.604cm" svg:x2="5.444cm" svg:y2="7.606cm">
          <text:p/>
        </draw:line>
        <draw:line draw:style-name="gr15" draw:text-style-name="P6" draw:layer="layout" svg:x1="4.683cm" svg:y1="9.382cm" svg:x2="4.681cm" svg:y2="7.606cm">
          <text:p/>
        </draw:line>
        <draw:line draw:style-name="gr5" draw:text-style-name="P6" draw:layer="layout" svg:x1="6.334cm" svg:y1="10.271cm" svg:x2="6.334cm" svg:y2="8.112cm">
          <text:p/>
        </draw:line>
        <draw:line draw:style-name="gr5" draw:text-style-name="P6" draw:layer="layout" svg:x1="10.779cm" svg:y1="10.271cm" svg:x2="10.779cm" svg:y2="8.112cm">
          <text:p/>
        </draw:line>
        <draw:line draw:style-name="gr5" draw:text-style-name="P6" draw:layer="layout" svg:x1="11.287cm" svg:y1="8.112cm" svg:x2="11.287cm" svg:y2="10.271cm">
          <text:p/>
        </draw:line>
        <draw:line draw:style-name="gr15" draw:text-style-name="P6" draw:layer="layout" svg:x1="14.462cm" svg:y1="7.731cm" svg:x2="13.065cm" svg:y2="7.731cm">
          <text:p/>
        </draw:line>
        <draw:custom-shape draw:style-name="gr18" draw:text-style-name="P4" draw:layer="layout" svg:width="3.048cm" svg:height="0.762cm" svg:x="6.969cm" svg:y="8.366cm">
          <text:p text:style-name="P3"><text:span text:style-name="T1">Sched FI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4.175cm" svg:y1="7.096cm" svg:x2="5.445cm" svg:y2="7.096cm">
          <text:p/>
        </draw:line>
        <draw:line draw:style-name="gr5" draw:text-style-name="P6" draw:layer="layout" svg:x1="4.429cm" svg:y1="7.35cm" svg:x2="5.445cm" svg:y2="7.35cm">
          <text:p/>
        </draw:line>
        <draw:line draw:style-name="gr15" draw:text-style-name="P6" draw:layer="layout" svg:x1="4.175cm" svg:y1="7.985cm" svg:x2="2.905cm" svg:y2="7.985cm">
          <text:p/>
        </draw:line>
        <draw:line draw:style-name="gr15" draw:text-style-name="P6" draw:layer="layout" svg:x1="4.429cm" svg:y1="9.509cm" svg:x2="2.905cm" svg:y2="9.509cm">
          <text:p/>
        </draw:line>
        <draw:line draw:style-name="gr15" draw:text-style-name="P6" draw:layer="layout" svg:x1="4.175cm" svg:y1="7.985cm" svg:x2="4.174cm" svg:y2="7.096cm">
          <text:p/>
        </draw:line>
        <draw:line draw:style-name="gr15" draw:text-style-name="P6" draw:layer="layout" svg:x1="4.429cm" svg:y1="9.509cm" svg:x2="4.429cm" svg:y2="7.35cm">
          <text:p/>
        </draw:line>
        <draw:line draw:style-name="gr5" draw:text-style-name="P6" draw:layer="layout" svg:x1="4.937cm" svg:y1="7.858cm" svg:x2="5.443cm" svg:y2="7.858cm">
          <text:p/>
        </draw:line>
        <draw:line draw:style-name="gr15" draw:text-style-name="P6" draw:layer="layout" svg:x1="4.937cm" svg:y1="8.747cm" svg:x2="4.935cm" svg:y2="7.858cm">
          <text:p/>
        </draw:line>
        <draw:line draw:style-name="gr15" draw:text-style-name="P6" draw:layer="layout" svg:x1="6.969cm" svg:y1="8.747cm" svg:x2="4.937cm" svg:y2="8.749cm">
          <text:p/>
        </draw:line>
        <draw:line draw:style-name="gr5" draw:text-style-name="P6" draw:layer="layout" svg:x1="12.684cm" svg:y1="8.747cm" svg:x2="10.017cm" svg:y2="8.747cm">
          <text:p/>
        </draw:line>
        <draw:line draw:style-name="gr15" draw:text-style-name="P6" draw:layer="layout" svg:x1="13.065cm" svg:y1="9.382cm" svg:x2="13.065cm" svg:y2="7.731cm">
          <text:p/>
        </draw:line>
        <draw:line draw:style-name="gr15" draw:text-style-name="P6" draw:layer="layout" svg:x1="12.684cm" svg:y1="7.604cm" svg:x2="12.428cm" svg:y2="7.606cm">
          <text:p/>
        </draw:line>
        <draw:line draw:style-name="gr15" draw:text-style-name="P6" draw:layer="layout" svg:x1="12.684cm" svg:y1="8.747cm" svg:x2="12.684cm" svg:y2="7.604cm">
          <text:p/>
        </draw:line>
        <draw:frame draw:style-name="gr16" draw:text-style-name="P5" draw:layer="layout" svg:width="1.27cm" svg:height="0.806cm" svg:x="3.032cm" svg:y="7.306cm">
          <draw:text-box>
            <text:p><text:span text:style-name="T1">DB</text:span></text:p>
          </draw:text-box>
        </draw:frame>
        <draw:frame draw:style-name="gr16" draw:text-style-name="P5" draw:layer="layout" svg:width="1.438cm" svg:height="0.806cm" svg:x="3.032cm" svg:y="8.83cm">
          <draw:text-box>
            <text:p><text:span text:style-name="T1">cm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poqaHanSans-Regular" svg:font-family="SpoqaHanSans-Regular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SC" style:font-family-asian="'Source Han Sans SC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30T22:26:06.871538243</meta:creation-date>
    <dc:date>2020-04-09T18:22:22.098861196</dc:date>
    <meta:editing-duration>P2DT3H54M8S</meta:editing-duration>
    <meta:editing-cycles>22</meta:editing-cycles>
    <meta:generator>LibreOffice/6.4.2.2$Linux_X86_64 LibreOffice_project/40$Build-2</meta:generator>
    <meta:document-statistic meta:object-count="47"/>
  </office:meta>
</office:document-meta>
</file>